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erif"/>
    <style:font-face style:name="times new roman" svg:font-family="'times new roman'"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2.4271in" table:align="left"/>
    </style:style>
    <style:style style:name="Table1.A" style:family="table-column">
      <style:table-column-properties style:column-width="0.7278in"/>
    </style:style>
    <style:style style:name="Table1.B" style:family="table-column">
      <style:table-column-properties style:column-width="1.6993in"/>
    </style:style>
    <style:style style:name="Table1.A1" style:family="table-cell">
      <style:table-cell-properties style:vertical-align="middle" fo:padding="0.0694in" fo:border="1pt solid #000000"/>
    </style:style>
    <style:style style:name="Table2" style:family="table">
      <style:table-properties style:width="2.134in" table:align="left"/>
    </style:style>
    <style:style style:name="Table2.A" style:family="table-column">
      <style:table-column-properties style:column-width="0.9917in"/>
    </style:style>
    <style:style style:name="Table2.B" style:family="table-column">
      <style:table-column-properties style:column-width="1.1424in"/>
    </style:style>
    <style:style style:name="Table2.A1" style:family="table-cell">
      <style:table-cell-properties style:vertical-align="middle" fo:padding="0.0694in" fo:border="1pt solid #000000"/>
    </style:style>
    <style:style style:name="Table3" style:family="table">
      <style:table-properties style:width="6.9271in" fo:margin-left="-0.0021in" table:align="left" style:writing-mode="lr-tb"/>
    </style:style>
    <style:style style:name="Table3.A" style:family="table-column">
      <style:table-column-properties style:column-width="1.0618in"/>
    </style:style>
    <style:style style:name="Table3.B" style:family="table-column">
      <style:table-column-properties style:column-width="4.1778in"/>
    </style:style>
    <style:style style:name="Table3.C" style:family="table-column">
      <style:table-column-properties style:column-width="1.687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Liberation Serif"/>
    </style:style>
    <style:style style:name="P2" style:family="paragraph" style:parent-style-name="Text_20_body">
      <style:paragraph-properties fo:margin-top="0in" fo:margin-bottom="0in" loext:contextual-spacing="false"/>
      <style:text-properties style:font-name="Liberation Serif"/>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style>
    <style:style style:name="P4"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style:font-name="Liberation Serif" fo:font-weight="normal"/>
    </style:style>
    <style:style style:name="P7" style:family="paragraph" style:parent-style-name="Text_20_body">
      <style:paragraph-properties fo:margin-top="0in" fo:margin-bottom="0in" loext:contextual-spacing="false" fo:line-height="138%" style:writing-mode="lr-tb"/>
      <style:text-properties style:font-name="Liberation Serif"/>
    </style:style>
    <style:style style:name="P8"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style>
    <style:style style:name="P9" style:family="paragraph" style:parent-style-name="Text_20_body">
      <style:paragraph-properties fo:margin-left="0in" fo:margin-right="0in" fo:margin-top="0in" fo:margin-bottom="0in" loext:contextual-spacing="false" fo:line-height="138%" fo:text-indent="0.5in" style:auto-text-indent="false" style:writing-mode="lr-tb"/>
      <style:text-properties style:font-name="Liberation Serif" fo:font-weight="normal"/>
    </style:style>
    <style:style style:name="P10" style:family="paragraph" style:parent-style-name="Heading_20_6">
      <style:paragraph-properties fo:margin-top="0.1665in" fo:margin-bottom="0.0555in" loext:contextual-spacing="false" fo:line-height="138%" style:writing-mode="lr-tb"/>
      <style:text-properties fo:font-variant="normal" fo:text-transform="none" fo:color="#666666" style:text-line-through-style="none" style:text-line-through-type="none" style:font-name="Liberation Serif" fo:font-size="11pt" fo:font-style="italic" style:text-underline-style="none" fo:font-weight="normal" style:text-blinking="false" fo:background-color="transparent"/>
    </style:style>
    <style:style style:name="P11" style:family="paragraph" style:parent-style-name="Table_20_Contents">
      <style:paragraph-properties fo:text-align="center" style:justify-single-word="false"/>
      <style:text-properties style:font-name="Liberation Serif" fo:font-size="12pt" officeooo:rsid="000a8675" officeooo:paragraph-rsid="000a8675"/>
    </style:style>
    <style:style style:name="P12" style:family="paragraph" style:parent-style-name="Table_20_Contents">
      <style:paragraph-properties fo:text-align="center" style:justify-single-word="false"/>
      <style:text-properties style:font-name="Liberation Serif" fo:font-size="12pt"/>
    </style:style>
    <style:style style:name="P13"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5" style:family="text">
      <style:text-properties officeooo:rsid="000a8675"/>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docs-internal-guid-b3a30aa9-7fff-ae8e-736d-3bf8d8695fa6"/>Attribution</text:h>
      <text:p text:style-name="P3">Knave 1.0, by Ben Milton</text:p>
      <text:h text:style-name="Heading_20_1" text:outline-level="1">Rules</text:h>
      <text:h text:style-name="Heading_20_2" text:outline-level="2">Attributes</text:h>
      <text:p text:style-name="P8">You have six attributes: Strength, Dexterity, Constitution, Lore, Instinct, and Charisma. Each attribute has a bonus between -4 and +4 associated with it. A -4 is completely abysmal, a -2 is quite poor, a +0 is decent, a +2 is expert-level, and a +4 is near-superhuman.</text:p>
      <text:h text:style-name="Heading_20_3" text:outline-level="3">Secondary Attributes</text:h>
      <text:p text:style-name="P3"><text:tab/>Every player has an Evasion score and an Initiative bonus. Your Evasion score is equal to 10 plus your Dex bonus plus any Evasion bonuses. Your Initiative bonus is equal to your Instinct bonus plus any Initiative bonuses.</text:p>
      <text:h text:style-name="Heading_20_2" text:outline-level="2">Attacking</text:h>
      <text:p text:style-name="P8">Roll 1d20 and add your Dexterity bonus. This is an accuracy roll. If the result is equal to or greater than your target’s Evasion score, the attack hits. If the attack hits, roll your damage die, add your Strength bonus, and consult the table below. If you roll multiple times, do not add your Strength bonus to any subsequent rolls.</text:p>
      <text:p text:style-name="P2"/>
      <table:table table:name="Table1" table:style-name="Table1">
        <table:table-column table:style-name="Table1.A"/>
        <table:table-column table:style-name="Table1.B"/>
        <table:table-row>
          <table:table-cell table:style-name="Table1.A1" office:value-type="string">
            <text:p text:style-name="P13">Roll</text:p>
          </table:table-cell>
          <table:table-cell table:style-name="Table1.A1" office:value-type="string">
            <text:p text:style-name="P13">Result</text:p>
          </table:table-cell>
        </table:table-row>
        <table:table-row>
          <table:table-cell table:style-name="Table1.A1" office:value-type="string">
            <text:p text:style-name="P13">4 or less</text:p>
          </table:table-cell>
          <table:table-cell table:style-name="Table1.A1" office:value-type="string">
            <text:p text:style-name="P13">1 wound</text:p>
          </table:table-cell>
        </table:table-row>
        <table:table-row>
          <table:table-cell table:style-name="Table1.A1" office:value-type="string">
            <text:p text:style-name="P13">5-6</text:p>
          </table:table-cell>
          <table:table-cell table:style-name="Table1.A1" office:value-type="string">
            <text:p text:style-name="P13">2 wounds</text:p>
          </table:table-cell>
        </table:table-row>
        <table:table-row>
          <table:table-cell table:style-name="Table1.A1" office:value-type="string">
            <text:p text:style-name="P13">7 or more</text:p>
          </table:table-cell>
          <table:table-cell table:style-name="Table1.A1" office:value-type="string">
            <text:p text:style-name="P13">2 wounds and roll again</text:p>
          </table:table-cell>
        </table:table-row>
      </table:table>
      <text:p text:style-name="P1"/>
      <text:p text:style-name="P8">Your target suffers a number of wounds equal to the total number of wounds indicated by your roll.</text:p>
      <text:p text:style-name="P8">If your accuracy roll was 21 or greater, or if you rolled a natural 20, the attack automatically hits. Additionally, after rolling for damage, you may roll for damage again with 1d6 instead of your weapon’s attack die. Remember to add your Strength bonus to the first extra damage roll!</text:p>
      <text:p text:style-name="P8"><text:soft-page-break/>On the other hand, if your Accuracy roll was a natural 1, you automatically miss, regardless of any bonuses.</text:p>
      <text:p text:style-name="P9"><text:span text:style-name="T2">Example:</text:span><text:span text:style-name="T1"> </text:span><text:span text:style-name="T3">Fredric (Str +2, Dex +0) is being attacked by goblins. Again. He attacks one of them with his longsword (attack die 1d8). He rolls 1d20 plus his Dex of 0 for an accuracy roll, and gets lucky—he rolls a natural 20. He rolls 1d8 + Str and gets a 4, dealing only one wound to the goblin. However, he gets to roll a second time with a d6 because of his critical, and this time he gets a total of 7 (a roll of 5 plus his Strength of 2). He inflicts two more wounds and rolls again, this time getting a result of 2 (his Strength is not added to any rolls after the first one) and inflicting one more wound, for a grand total of four wounds. The goblin’s head pops neatly off and rolls away down a hill.</text:span></text:p>
      <text:h text:style-name="Heading_20_3" text:outline-level="3">Flanking and Mobbing Bonuses</text:h>
      <text:p text:style-name="P3"><text:tab/>If you are attacking with a melee weapon and there is a friendly creature directly opposite you that is engaged with your target, wielding a melee weapon, and not engaged with any other creatures, you get a +4 bonus on accuracy rolls against that target.</text:p>
      <text:p text:style-name="P3">Instead of the bonus for having an ally opposite your target, you may get a +2 bonus for each friendly creature that is engaged with your target, wielding a melee weapon, and not engaged with any other creatures.</text:p>
      <text:h text:style-name="Heading_20_3" text:outline-level="3">The Sneak Attack</text:h>
      <text:p text:style-name="P3"><text:tab/>If you attack a creature that is completely unaware of your presence, your attack automatically hits as if you rolled a natural 20. Under normal circumstances, there can only be one sneak attack per combat, because attacking tends to reveal you to any other potential targets.</text:p>
      <text:h text:style-name="Heading_20_3" text:outline-level="3">Getting Hit</text:h>
      <text:p text:style-name="P3"><text:tab/>For each wound that you would suffer from an attack, if you are wearing armor, you may roll 1d20 and add your Armor bonus. If the result is 11 or higher, that wound is negated. If the result was a natural 20, you automatically block all wounds that you have not yet rolled for.</text:p>
      <text:p text:style-name="P1"/>
      <text:p text:style-name="P6"><text:span text:style-name="T2"><text:tab/>Example:</text:span><text:span text:style-name="T1"> </text:span><text:span text:style-name="T3">The goblins attack Fredric to avenge the death of their comrade! One of them hits, getting a lucky roll and inflicting two wounds. Fredric has a chance to block the attack, though; his Armor bonus is +0. He rolls a d20 twice, adding his Armor of 0 both times, and gets a 7 and a 16. One of his rolls was 11 or higher, so he blocks one wound of the incoming attack and takes the other one. Fredric now has four health left, and a good number of goblins to kill…</text:span></text:p>
      <text:h text:style-name="Heading_20_2" text:outline-level="2"><text:soft-page-break/>Monsters and Armor</text:h>
      <text:p text:style-name="P3"><text:tab/>Instead of rolling on their Armor to negate wounds, monsters have their health increased proportionate to the strength of their armor. Increase the monster’s health by the percentage indicated on the table below.</text:p>
      <text:p text:style-name="P2"/>
      <table:table table:name="Table2" table:style-name="Table2">
        <table:table-column table:style-name="Table2.A"/>
        <table:table-column table:style-name="Table2.B"/>
        <table:table-row>
          <table:table-cell table:style-name="Table2.A1" office:value-type="string">
            <text:p text:style-name="P13">Armor Bonus</text:p>
          </table:table-cell>
          <table:table-cell table:style-name="Table2.A1" office:value-type="string">
            <text:p text:style-name="P13">Health Increase</text:p>
          </table:table-cell>
        </table:table-row>
        <table:table-row>
          <table:table-cell table:style-name="Table2.A1" office:value-type="string">
            <text:p text:style-name="P13">-4</text:p>
          </table:table-cell>
          <table:table-cell table:style-name="Table2.A1" office:value-type="string">
            <text:p text:style-name="P13">140%</text:p>
          </table:table-cell>
        </table:table-row>
        <table:table-row>
          <table:table-cell table:style-name="Table2.A1" office:value-type="string">
            <text:p text:style-name="P13">-3</text:p>
          </table:table-cell>
          <table:table-cell table:style-name="Table2.A1" office:value-type="string">
            <text:p text:style-name="P13">150%</text:p>
          </table:table-cell>
        </table:table-row>
        <table:table-row>
          <table:table-cell table:style-name="Table2.A1" office:value-type="string">
            <text:p text:style-name="P13">-2</text:p>
          </table:table-cell>
          <table:table-cell table:style-name="Table2.A1" office:value-type="string">
            <text:p text:style-name="P13">160%</text:p>
          </table:table-cell>
        </table:table-row>
        <table:table-row>
          <table:table-cell table:style-name="Table2.A1" office:value-type="string">
            <text:p text:style-name="P13">-1</text:p>
          </table:table-cell>
          <table:table-cell table:style-name="Table2.A1" office:value-type="string">
            <text:p text:style-name="P13">180%</text:p>
          </table:table-cell>
        </table:table-row>
        <table:table-row>
          <table:table-cell table:style-name="Table2.A1" office:value-type="string">
            <text:p text:style-name="P13">+0</text:p>
          </table:table-cell>
          <table:table-cell table:style-name="Table2.A1" office:value-type="string">
            <text:p text:style-name="P13">200%</text:p>
          </table:table-cell>
        </table:table-row>
        <table:table-row>
          <table:table-cell table:style-name="Table2.A1" office:value-type="string">
            <text:p text:style-name="P13">+1</text:p>
          </table:table-cell>
          <table:table-cell table:style-name="Table2.A1" office:value-type="string">
            <text:p text:style-name="P13">220%</text:p>
          </table:table-cell>
        </table:table-row>
        <table:table-row>
          <table:table-cell table:style-name="Table2.A1" office:value-type="string">
            <text:p text:style-name="P13">+2</text:p>
          </table:table-cell>
          <table:table-cell table:style-name="Table2.A1" office:value-type="string">
            <text:p text:style-name="P13">250%</text:p>
          </table:table-cell>
        </table:table-row>
        <table:table-row>
          <table:table-cell table:style-name="Table2.A1" office:value-type="string">
            <text:p text:style-name="P13">+3</text:p>
          </table:table-cell>
          <table:table-cell table:style-name="Table2.A1" office:value-type="string">
            <text:p text:style-name="P13">280%</text:p>
          </table:table-cell>
        </table:table-row>
        <table:table-row>
          <table:table-cell table:style-name="Table2.A1" office:value-type="string">
            <text:p text:style-name="P13">+4</text:p>
          </table:table-cell>
          <table:table-cell table:style-name="Table2.A1" office:value-type="string">
            <text:p text:style-name="P13">330%</text:p>
          </table:table-cell>
        </table:table-row>
        <table:table-row>
          <table:table-cell table:style-name="Table2.A1" office:value-type="string">
            <text:p text:style-name="P13">+5</text:p>
          </table:table-cell>
          <table:table-cell table:style-name="Table2.A1" office:value-type="string">
            <text:p text:style-name="P13">400%</text:p>
          </table:table-cell>
        </table:table-row>
        <table:table-row>
          <table:table-cell table:style-name="Table2.A1" office:value-type="string">
            <text:p text:style-name="P13">+6</text:p>
          </table:table-cell>
          <table:table-cell table:style-name="Table2.A1" office:value-type="string">
            <text:p text:style-name="P13">500%</text:p>
          </table:table-cell>
        </table:table-row>
        <table:table-row>
          <table:table-cell table:style-name="Table2.A1" office:value-type="string">
            <text:p text:style-name="P13">+7</text:p>
          </table:table-cell>
          <table:table-cell table:style-name="Table2.A1" office:value-type="string">
            <text:p text:style-name="P13">660%</text:p>
          </table:table-cell>
        </table:table-row>
        <table:table-row>
          <table:table-cell table:style-name="Table2.A1" office:value-type="string">
            <text:p text:style-name="P13">+8</text:p>
          </table:table-cell>
          <table:table-cell table:style-name="Table2.A1" office:value-type="string">
            <text:p text:style-name="P13">1000%</text:p>
          </table:table-cell>
        </table:table-row>
      </table:table>
      <text:h text:style-name="Heading_20_2" text:outline-level="2">Experience</text:h>
      <text:p text:style-name="P3"><text:tab/>Whenever a player fails a check, they gain one experience point. After a player rolls a die, they may spend one experience point to re-roll the die. A die can be re-rolled as many times as the player has experience points, and there is no limit to the number of experience points a player can have. Failed Armor checks do not grant experience points.</text:p>
      <text:h text:style-name="Heading_20_2" text:outline-level="2">Weapon Reach</text:h>
      <text:p text:style-name="P3"><text:tab/>Most melee weapons have a reach of one fathom. Polearms and other similar weapons have a reach of at least two fathoms. You have disadvantage on all attacks made with weapons with a reach of at least two fathoms against targets that are closer than the reach of the weapon.</text:p>
      <text:p text:style-name="P1"/>
      <text:p text:style-name="P6"><text:soft-page-break/><text:span text:style-name="T2"><text:tab/>Example:</text:span><text:span text:style-name="T1"> </text:span><text:span text:style-name="T3">Horgan is wielding a spear with a reach of two fathoms. He attacks a skeleton that is only one fathom away, and gets disadvantage on his attack because the skeleton is closer than two fathoms.</text:span></text:p>
      <text:h text:style-name="Heading_20_2" text:outline-level="2">Speed-Switching Weapons</text:h>
      <text:p text:style-name="P3"><text:tab/>As part of an attack action, you may unequip your equipped weapon and equip a different weapon to make the attack with. If you do, you must make a Dexterity check. If the result is 5 or less, or a natural 1, the attack automatically misses. Note that doing this means that you basically drop your equipped weapon in favor of a different one; if you want to stow your current weapon away neatly, you will need to spend an action doing so.</text:p>
      <text:h text:style-name="Heading_20_2" text:outline-level="2">Engagement</text:h>
      <text:p text:style-name="P3"><text:tab/>You are engaged with all enemies within the reach of your equipped melee weapon.</text:p>
      <text:h text:style-name="Heading_20_2" text:outline-level="2">Opportunity Attacks</text:h>
      <text:p text:style-name="P3"><text:tab/>If a creature (the aggressor) moves at least one fathom closer to another creature (the defender), and the defender is engaged with the aggressor, and the defender is not engaged with any creatures other than the aggressor, the defender may make a melee attack with their equipped weapon against the aggressor.</text:p>
      <text:p text:style-name="P1"/>
      <text:p text:style-name="P6"><text:span text:style-name="T2"><text:tab/>Example:</text:span><text:span text:style-name="T1"> </text:span><text:span text:style-name="T3">Horgan is keeping a skeleton at bay with his spear (reach of two fathoms). The skeleton is two fathoms away from Horgan. It moves one fathom closer to Horgan, so it can attack with its sword (reach of one fathom). Because the skeleton moved at least one fathom closer to a creature that was engaged with it, and Horgan was not engaged with any other creatures, Horgan gets to make an attack with his spear against the skeleton. Now, if another skeleton were to appear and move adjacent to Horgan, Horgan would be unable to counterattack because he’s already engaged with the first skeleton.</text:span></text:p>
      <text:h text:style-name="Heading_20_2" text:outline-level="2">Initiative</text:h>
      <text:p text:style-name="P3"><text:tab/>At the start of combat, all characters present make an Initiative check. Then, in order from highest to lowest, each character takes a turn. Once all characters have spent all of their actions, the round ends. Re-roll initiative and start a new round.</text:p>
      <text:h text:style-name="Heading_20_2" text:outline-level="2">A Turn</text:h>
      <text:p text:style-name="P3"><text:tab/>On a character’s turn, they may take two actions. The actions may either be taken immediately, or can be saved for later. Once a character has taken all of the actions that they want to during their <text:soft-page-break/>turn, their turn ends. If the character has actions or movement left after their turn ends, they may spend those actions or movement in between character turns. If the character takes two actions, one of them must be the Move action, and the same action cannot be taken twice.</text:p>
      <text:list xml:id="list3685864729" text:style-name="L1">
        <text:list-item>
          <text:p text:style-name="P4">Attack: Make an attack.</text:p>
        </text:list-item>
        <text:list-item>
          <text:p text:style-name="P4">Move: Before the round ends, you may move a number of fathoms equal to your movement speed</text:p>
        </text:list-item>
        <text:list-item>
          <text:p text:style-name="P4">Other: Do something else that requires an action.</text:p>
        </text:list-item>
        <text:list-item>
          <text:p text:style-name="P4">Pass: Do nothing.</text:p>
        </text:list-item>
        <text:list-item>
          <text:p text:style-name="P4">Sprint: Before the round ends, you may move a number of fathoms equal to half your movement speed (in addition to any movement from the Move action)</text:p>
        </text:list-item>
      </text:list>
      <text:p text:style-name="P1"/>
      <text:p text:style-name="P6"><text:span text:style-name="T2"><text:tab/>Round Example:</text:span><text:span text:style-name="T1"> </text:span><text:span text:style-name="T3">Fredric and Horgan are fighting a group of three goblins. Fredric rolls a 13, Horgan rolls a 2, and the goblins collectively roll 9. Fredric goes first, and can take up to two actions. He moves three fathoms to get into position and ends his turn. Then, the goblins take their turn. The first one rushes at Fredric and attacks. The second one does the same thing. Then, Fredric decides to use his remaining action and three fathoms of movement to get out from between the goblins and attack one of them. Now, the third goblin can take its turn, moving to attack Horgan. Horgan uses one action to smash the goblin’s head in, and another action to move into position to get a flanking bonus next round. Fredric, Horgan, and the remaining goblins roll initiative for the next round!</text:span></text:p>
      <text:h text:style-name="Heading_20_2" text:outline-level="2">Equipment</text:h>
      <table:table table:name="Table3" table:style-name="Table3">
        <table:table-column table:style-name="Table3.A"/>
        <table:table-column table:style-name="Table3.B"/>
        <table:table-column table:style-name="Table3.C"/>
        <table:table-row>
          <table:table-cell table:style-name="Table3.A1" office:value-type="string">
            <text:p text:style-name="P11">Item</text:p>
          </table:table-cell>
          <table:table-cell table:style-name="Table3.A1" office:value-type="string">
            <text:p text:style-name="P11">Examples</text:p>
          </table:table-cell>
          <table:table-cell table:style-name="Table3.C1" office:value-type="string">
            <text:p text:style-name="P11">Special</text:p>
          </table:table-cell>
        </table:table-row>
        <table:table-row>
          <table:table-cell table:style-name="Table3.A2" office:value-type="string">
            <text:p text:style-name="P11">-4 Armor</text:p>
          </table:table-cell>
          <table:table-cell table:style-name="Table3.A2" office:value-type="string">
            <text:p text:style-name="P11">Leather</text:p>
          </table:table-cell>
          <table:table-cell table:style-name="Table3.C2" office:value-type="string">
            <text:p text:style-name="P12"/>
          </table:table-cell>
        </table:table-row>
        <table:table-row>
          <table:table-cell table:style-name="Table3.A2" office:value-type="string">
            <text:p text:style-name="P11">-2 Armor</text:p>
          </table:table-cell>
          <table:table-cell table:style-name="Table3.A2" office:value-type="string">
            <text:p text:style-name="P11">Brigandine</text:p>
          </table:table-cell>
          <table:table-cell table:style-name="Table3.C2" office:value-type="string">
            <text:p text:style-name="P12"/>
          </table:table-cell>
        </table:table-row>
        <table:table-row>
          <table:table-cell table:style-name="Table3.A2" office:value-type="string">
            <text:p text:style-name="P11">+0 Armor</text:p>
          </table:table-cell>
          <table:table-cell table:style-name="Table3.A2" office:value-type="string">
            <text:p text:style-name="P11">Chain</text:p>
          </table:table-cell>
          <table:table-cell table:style-name="Table3.C2" office:value-type="string">
            <text:p text:style-name="P12"/>
          </table:table-cell>
        </table:table-row>
        <table:table-row>
          <table:table-cell table:style-name="Table3.A2" office:value-type="string">
            <text:p text:style-name="P11">+2 Armor</text:p>
          </table:table-cell>
          <table:table-cell table:style-name="Table3.A2" office:value-type="string">
            <text:p text:style-name="P11">Scale Mail</text:p>
          </table:table-cell>
          <table:table-cell table:style-name="Table3.C2" office:value-type="string">
            <text:p text:style-name="P12">-<text:span text:style-name="T5">1 Dex, -1 Initiative</text:span></text:p>
          </table:table-cell>
        </table:table-row>
        <table:table-row>
          <table:table-cell table:style-name="Table3.A2" office:value-type="string">
            <text:p text:style-name="P11">+3 Armor</text:p>
          </table:table-cell>
          <table:table-cell table:style-name="Table3.A2" office:value-type="string">
            <text:p text:style-name="P11">Half Plate</text:p>
          </table:table-cell>
          <table:table-cell table:style-name="Table3.C2" office:value-type="string">
            <text:p text:style-name="P12">-<text:span text:style-name="T5">1 Dex, -2 Initiative</text:span></text:p>
          </table:table-cell>
        </table:table-row>
        <table:table-row>
          <table:table-cell table:style-name="Table3.A2" office:value-type="string">
            <text:p text:style-name="P11">+4 Armor</text:p>
          </table:table-cell>
          <table:table-cell table:style-name="Table3.A2" office:value-type="string">
            <text:p text:style-name="P11">Full Plate</text:p>
          </table:table-cell>
          <table:table-cell table:style-name="Table3.C2" office:value-type="string">
            <text:p text:style-name="P12">-<text:span text:style-name="T5">2 Dex, -3 Initiative</text:span></text:p>
          </table:table-cell>
        </table:table-row>
        <table:table-row>
          <table:table-cell table:style-name="Table3.A2" office:value-type="string">
            <text:p text:style-name="P11">D4 Weapons</text:p>
          </table:table-cell>
          <table:table-cell table:style-name="Table3.A2" office:value-type="string">
            <text:p text:style-name="P11">Club, Dagger, Staff, Javelin, Sling, etc.</text:p>
          </table:table-cell>
          <table:table-cell table:style-name="Table3.C2" office:value-type="string">
            <text:p text:style-name="P12"/>
          </table:table-cell>
        </table:table-row>
        <table:table-row>
          <table:table-cell table:style-name="Table3.A2" office:value-type="string">
            <text:p text:style-name="P11">D6 Weapons</text:p>
          </table:table-cell>
          <table:table-cell table:style-name="Table3.A2" office:value-type="string">
            <text:p text:style-name="P11">Axe, Sword, Mace, Bow, Spear, etc.</text:p>
          </table:table-cell>
          <table:table-cell table:style-name="Table3.C2" office:value-type="string">
            <text:p text:style-name="P12"/>
          </table:table-cell>
        </table:table-row>
        <table:table-row>
          <table:table-cell table:style-name="Table3.A2" office:value-type="string">
            <text:p text:style-name="P11">D8 Weapons</text:p>
          </table:table-cell>
          <table:table-cell table:style-name="Table3.A2" office:value-type="string">
            <text:p text:style-name="P11">Crossbow, Greatsword, Warhammer, etc.</text:p>
          </table:table-cell>
          <table:table-cell table:style-name="Table3.C2" office:value-type="string">
            <text:p text:style-name="P12"/>
          </table:table-cell>
        </table:table-row>
      </table:table>
      <text:p text:style-name="P7"><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erif"/>
    <style:font-face style:name="times new roman" svg:font-family="'times new roman'"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ejaVu Sans" style:font-family-asian="'DejaVu Sans'"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1-09T09:01:09.988338313</meta:creation-date>
    <meta:generator>LibreOffice/6.0.7.3$Linux_X86_64 LibreOffice_project/00m0$Build-3</meta:generator>
    <dc:date>2023-11-09T09:16:54.542782809</dc:date>
    <meta:editing-duration>PT15M45S</meta:editing-duration>
    <meta:editing-cycles>2</meta:editing-cycles>
    <meta:document-statistic meta:table-count="3" meta:image-count="0" meta:object-count="0" meta:page-count="5" meta:paragraph-count="106" meta:word-count="1562" meta:character-count="8587" meta:non-whitespace-character-count="7121"/>
  </office:meta>
</office:document-meta>
</file>